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70.59pt" svg:height="320.94pt" svg:x="270.68pt" svg:y="58.54pt">
            <draw:object draw:notify-on-update-of-ranges="Sheet1.A1:Sheet1.A1 Sheet1.A2:Sheet1.A14 Sheet1.B1:Sheet1.B1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nsor Ouptut Hz</text:p>
          </table:table-cell>
          <table:table-cell office:value-type="string" calcext:value-type="string">
            <text:p>Power Level % (Duty Cycle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]+8.33"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3]+8.33" office:value-type="float" office:value="16.66" calcext:value-type="float">
            <text:p>16.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4]+8.33" office:value-type="float" office:value="24.99" calcext:value-type="float">
            <text:p>24.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5]+8.33" office:value-type="float" office:value="33.32" calcext:value-type="float">
            <text:p>33.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6]+8.33" office:value-type="float" office:value="41.65" calcext:value-type="float">
            <text:p>41.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7]+8.33" office:value-type="float" office:value="49.98" calcext:value-type="float">
            <text:p>49.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8]+8.33" office:value-type="float" office:value="58.31" calcext:value-type="float">
            <text:p>58.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9]+8.33" office:value-type="float" office:value="66.64" calcext:value-type="float">
            <text:p>66.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10]+8.33" office:value-type="float" office:value="74.97" calcext:value-type="float">
            <text:p>74.9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11]+8.33"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12]+8.33"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13]+8.33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22:35:14.053000000</meta:creation-date>
    <dc:date>2020-01-03T22:44:41.442000000</dc:date>
    <meta:editing-duration>PT9M28S</meta:editing-duration>
    <meta:editing-cycles>1</meta:editing-cycles>
    <meta:document-statistic meta:table-count="1" meta:cell-count="28" meta:object-count="1"/>
    <meta:generator>LibreOffice/6.2.7.1$Windows_X86_64 LibreOffice_project/23edc44b61b830b7d749943e020e96f5a7df63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3cm" svg:height="11.323cm" xlink:href=".." xlink:type="simple" chart:class="chart:scatter" chart:style-name="ch1">
        <chart:title svg:x="5.51cm" svg:y="0.362cm" chart:style-name="ch2">
          <text:p>Frequency Ouput to Motor Power Conversion</text:p>
        </chart:title>
        <chart:legend chart:legend-position="end" svg:x="14.473cm" svg:y="5.362cm" style:legend-expansion="high" chart:style-name="ch3"/>
        <chart:plot-area chart:style-name="ch4" table:cell-range-address="Sheet1.A1:Sheet1.B14" chart:data-source-has-labels="row" svg:x="1.413cm" svg:y="1.367cm" svg:width="12.658cm" svg:height="8.749cm">
          <chartooo:coordinate-region svg:x="2.035cm" svg:y="1.566cm" svg:width="11.571cm" svg:height="7.903cm"/>
          <chart:axis chart:dimension="x" chart:name="primary-x" chart:style-name="ch5">
            <chart:title svg:x="5.528cm" svg:y="10.342cm" chart:style-name="ch6">
              <text:p>Sensor Output Frequency (hz)</text:p>
            </chart:title>
          </chart:axis>
          <chart:axis chart:dimension="y" chart:name="primary-y" chart:style-name="ch5">
            <chart:title svg:x="0.451cm" svg:y="7.822cm" chart:style-name="ch7">
              <text:p>Motor Power % (Duty Cycle)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er Level % (Duty Cycle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1.65">
                <text:p>41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49.98">
                <text:p>49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66.64">
                <text:p>66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74.97">
                <text:p>74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91.63">
                <text:p>91.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99.96">
                <text:p>99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